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rphanUtils.closeQuietly( Socket soc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OrphanUtils.closeQuietly( OutputStream 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OrphanUtils.closeQuietly( Writer w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OrphanUtils.substitute( final String input , final String pattern , final String su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OrphanUtils.baToHexString( byte ba [ ]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OrphanUtils.replaceFirst( String source , String search , String repl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OrphanUtils.leftAlign( StringBuffer in , int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OrphanUtils.booleanToSTRING(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rphanUtils.getByteArraySlice( byte [ ] array , int begin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OrphanUtils.trim( final String input , final String deli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OrphanUtils.closeQuietly( Reader 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OrphanUtils.split( String splittee , String splitChar , boolean truncat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JOrphanUtils.isXML( byte [ ]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rphanUtils.rightAlign( StringBuffer in , int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OrphanUtils.split( String splittee , String delims , String def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OrphanUtils.closeQuietly( ServerSocket soc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OrphanUtils.replaceAllChars( String source , char search , String repl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OrphanUtils.startsWith( byte [ ] target , byte [ ] search , int off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OrphanUtils.JOrphan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OrphanUtils.split( String splittee , String splitCh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rphanUtils.closeQuietly( InputStream i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